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fill-color="#ffffff" draw:textarea-horizontal-align="justify" draw:textarea-vertical-align="middle" draw:auto-grow-height="false" fo:min-height="2.296cm" fo:min-width="13.343cm"/>
    </style:style>
    <style:style style:name="gr2" style:family="graphic" style:parent-style-name="standard">
      <style:graphic-properties svg:stroke-color="#333333" draw:fill-color="#ffffff" draw:textarea-horizontal-align="justify" draw:textarea-vertical-align="middle" draw:auto-grow-height="false" fo:min-height="2.295cm" fo:min-width="13.343cm"/>
    </style:style>
    <style:style style:name="gr3" style:family="graphic" style:parent-style-name="standard">
      <style:graphic-properties svg:stroke-color="#666666" draw:fill-color="#ffffff" draw:textarea-horizontal-align="justify" draw:textarea-vertical-align="middle" draw:auto-grow-height="false" fo:min-height="1.932cm" fo:min-width="4.13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8pt" style:font-size-asian="16pt" style:font-size-complex="16pt" style:font-weight-complex="normal"/>
    </style:style>
    <style:style style:name="P3" style:family="paragraph">
      <loext:graphic-properties draw:fill-color="#ffffff"/>
      <style:paragraph-properties fo:text-align="center"/>
      <style:text-properties fo:font-size="18pt" style:font-size-asian="18pt" style:font-size-complex="18pt" style:font-weight-complex="normal"/>
    </style:style>
    <style:style style:name="T1" style:family="text">
      <style:text-properties fo:font-size="18pt" style:font-size-asian="16pt" style:font-size-complex="16pt" style:font-weight-complex="normal"/>
    </style:style>
    <style:style style:name="T2" style:family="text">
      <style:text-properties fo:font-size="18pt" style:font-size-asian="18pt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3.843cm" svg:height="2.546cm" svg:x="0.712cm" svg:y="9.875cm">
          <text:p text:style-name="P1"><text:span text:style-name="T1">Infrastruct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3.843cm" svg:height="2.546cm" svg:x="0.712cm" svg:y="7.329cm">
          <text:p text:style-name="P1"><text:span text:style-name="T1">Operating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3.843cm" svg:height="2.545cm" svg:x="0.712cm" svg:y="4.784cm">
          <text:p text:style-name="P1"><text:span text:style-name="T1">Docker container 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4.636cm" svg:height="2.182cm" svg:x="0.712cm" svg:y="2.619cm">
          <text:p text:style-name="P1"><text:span text:style-name="T2">Bin/Lib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4.636cm" svg:height="2.182cm" svg:x="5.283cm" svg:y="2.619cm">
          <text:p text:style-name="P1"><text:span text:style-name="T2">Bin/Lib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4.636cm" svg:height="2.182cm" svg:x="9.919cm" svg:y="2.619cm">
          <text:p text:style-name="P1"><text:span text:style-name="T2">Bin/Lib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4.636cm" svg:height="2.182cm" svg:x="0.712cm" svg:y="0.437cm">
          <text:p text:style-name="P1"><text:span text:style-name="T2">A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4.636cm" svg:height="2.182cm" svg:x="5.283cm" svg:y="0.437cm">
          <text:p text:style-name="P1"><text:span text:style-name="T2">A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4.636cm" svg:height="2.182cm" svg:x="9.919cm" svg:y="0.437cm">
          <text:p text:style-name="P1"><text:span text:style-name="T2">App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argi-1.2b" style:font-family-complex="Gargi-1.2b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356cm" fo:margin-bottom="0.276cm" fo:margin-left="0.646cm" fo:margin-right="0.61cm" fo:page-width="15.24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8T20:40:14.401420923</meta:creation-date>
    <dc:date>2015-07-29T11:34:34.856932084</dc:date>
    <meta:editing-duration>PT40M29S</meta:editing-duration>
    <meta:editing-cycles>6</meta:editing-cycles>
    <meta:generator>LibreOffice/4.4.4.3$Linux_X86_64 LibreOffice_project/40m0$Build-3</meta:generator>
    <meta:document-statistic meta:object-count="9"/>
  </office:meta>
</office:document-meta>
</file>